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2646" officeooo:paragraph-rsid="00102646"/>
    </style:style>
    <style:style style:name="P2" style:family="paragraph" style:parent-style-name="Standard">
      <style:text-properties fo:font-size="12pt" fo:font-weight="bold" officeooo:rsid="00102646" officeooo:paragraph-rsid="00102646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128362" officeooo:paragraph-rsid="00128362"/>
    </style:style>
    <style:style style:name="P4" style:family="paragraph" style:parent-style-name="Standard">
      <style:text-properties fo:font-weight="bold" officeooo:rsid="001419fa" officeooo:paragraph-rsid="001419fa" style:font-weight-asian="bold" style:font-weight-complex="bold"/>
    </style:style>
    <style:style style:name="P5" style:family="paragraph" style:parent-style-name="Standard">
      <style:text-properties fo:font-weight="normal" officeooo:rsid="001419fa" officeooo:paragraph-rsid="001419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bd7e"/>
    </style:style>
    <style:style style:name="T3" style:family="text">
      <style:text-properties officeooo:rsid="00136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Model</text:p>
      <text:p text:style-name="P1"/>
      <text:p text:style-name="P1">- <text:span text:style-name="T2">PDO ( php extension)</text:span></text:p>
      <text:p text:style-name="P1"/>
      <text:p text:style-name="P1">DAO:</text:p>
      <text:p text:style-name="P1"><text:s/>- Factory<text:span text:style-name="T2">D</text:span>atabase</text:p>
      <text:p text:style-name="P1"><text:s text:c="5"/>- Factory<text:span text:style-name="T2">D</text:span>atabase<text:span text:style-name="T2">M</text:span>ysql</text:p>
      <text:p text:style-name="P1"><text:s/>- SQLBuild<text:span text:style-name="T3">er</text:span></text:p>
      <text:p text:style-name="P1"/>
      <text:p text:style-name="P1">DTO:</text:p>
      <text:p text:style-name="P1"><text:s/>- User<text:line-break/> - Machine<text:line-break/> - Command<text:line-break/> - EncryptedText<text:line-break/> - UserFile</text:p>
      <text:p text:style-name="P1"/>
      <text:p text:style-name="P1"><text:span text:style-name="T1">Controller</text:span><text:line-break/><text:line-break/> - Controller</text:p>
      <text:p text:style-name="P1"><text:s text:c="5"/>- UsersController<text:line-break/> <text:s text:c="4"/>- MachinesController<text:line-break/> <text:s text:c="4"/>- CommandsController<text:line-break/> <text:s text:c="4"/>- EncryptedTextsController<text:line-break/> <text:s text:c="4"/>- UserFilesController<text:line-break/> - InterfaceController</text:p>
      <text:p text:style-name="P1"><text:s/></text:p>
      <text:p text:style-name="P1"><text:span text:style-name="T1">View</text:span><text:line-break/></text:p>
      <text:p text:style-name="P3">create database mt4_will</text:p>
      <text:p text:style-name="P3"/>
      <text:p text:style-name="P3"/>
      <text:p text:style-name="P4">Fluxo de Páginas<text:line-break/></text:p>
      <text:p text:style-name="P5">- Toda requisição centralizada em 'index.php' na raiz do projeto.</text:p>
      <text:p text:style-name="P5">Através de 'index.php' é verificado o módulo que será requerido e incluido no 'content' da templat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2:32:58.239959816</meta:creation-date>
    <meta:editing-duration>P0D</meta:editing-duration>
    <meta:editing-cycles>2</meta:editing-cycles>
    <meta:generator>LibreOffice/4.2.8.2$Linux_X86_64 LibreOffice_project/420m0$Build-2</meta:generator>
    <dc:date>2016-08-27T12:37:01.020592245</dc:date>
    <meta:document-statistic meta:table-count="0" meta:image-count="0" meta:object-count="0" meta:page-count="1" meta:paragraph-count="16" meta:word-count="72" meta:character-count="544" meta:non-whitespace-character-count="444"/>
  </office:meta>
</office:document-meta>
</file>